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78.31mm"/>
    </style:style>
    <style:style style:name="co3" style:family="table-column">
      <style:table-column-properties fo:break-before="auto" style:column-width="146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33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row table:style-name="ro2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tat</text:p>
          </table:table-cell>
        </table:table-row>
        <table:table-row table:style-name="ro3">
          <table:table-cell office:value-type="string" calcext:value-type="string">
            <text:p>Création de l'interface et de la structure de base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Création de compte et authentification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Visualisation et édition du compte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Classement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Design du plateau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Initialisation du plateau (avec les cases vides, villes et rivières)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Liste de selection des fôrets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Pouvoir mettre ou enlever une fôret sur le plateau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Affichage d'un tooltip sur les cases du plateau et fôrets de la liste de selection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Retirer plusieurs fôrets plus facilement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table:style-name="ce3" office:value-type="string" calcext:value-type="string">
            <text:p>Calcul et affichage du score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3">
          <table:table-cell table:style-name="ce3" office:value-type="string" calcext:value-type="string">
            <text:p>Affichage plus complet dans les tooltips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3">
          <table:table-cell table:style-name="ce3" office:value-type="string" calcext:value-type="string">
            <text:p>Equilibrer le jeu (Valeurs en oxygène / eau des fôrets, cases et villes)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3">
          <table:table-cell table:style-name="ce4" table:number-columns-repeated="2"/>
        </table:table-row>
        <table:table-row table:style-name="ro3">
          <table:table-cell table:style-name="ce3" office:value-type="string" calcext:value-type="string">
            <text:p>Ajouter plus de fôrets à mettre ?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3">
          <table:table-cell table:style-name="ce3" office:value-type="string" calcext:value-type="string">
            <text:p>Tester et trouver une solution optimale ?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3" table:number-rows-repeated="7">
          <table:table-cell table:style-name="ce5" table:number-columns-repeated="2"/>
        </table:table-row>
        <table:table-row table:style-name="ro3">
          <table:table-cell table:style-name="ce5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6:33:50.1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51S</meta:editing-duration>
    <meta:editing-cycles>3</meta:editing-cycles>
    <meta:generator>LibreOffice/4.4.5.2$Windows_x86 LibreOffice_project/a22f674fd25a3b6f45bdebf25400ed2adff0ff99</meta:generator>
    <dc:date>2016-04-08T16:46:19.53100000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